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7661in"/>
    </style:style>
    <style:style style:name="co2" style:family="table-column">
      <style:table-column-properties fo:break-before="auto" style:column-width="3.3543in"/>
    </style:style>
    <style:style style:name="co3" style:family="table-column">
      <style:table-column-properties fo:break-before="auto" style:column-width="4.8673in"/>
    </style:style>
    <style:style style:name="co4" style:family="table-column">
      <style:table-column-properties fo:break-before="auto" style:column-width="2.8957in"/>
    </style:style>
    <style:style style:name="co5" style:family="table-column">
      <style:table-column-properties fo:break-before="auto" style:column-width="1.698in"/>
    </style:style>
    <style:style style:name="co6" style:family="table-column">
      <style:table-column-properties fo:break-before="auto" style:column-width="1.25in"/>
    </style:style>
    <style:style style:name="co7"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5752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fo:border-bottom="0.99pt solid #000000" fo:wrap-option="wrap" fo:border-left="none" fo:border-right="0.99pt solid #000000" fo:border-top="none"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none" fo:wrap-option="wrap" fo:border-left="none" fo:border-right="0.99pt solid #000000" fo:border-top="none" style:vertical-align="bottom"/>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order-bottom="none" fo:wrap-option="wrap" fo:border-left="none" fo:border-right="0.99pt solid #000000" fo:border-top="0.99pt solid #000000" style:vertical-align="bottom"/>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order-bottom="none" fo:wrap-option="wrap" fo:border-left="none" fo:border-right="0.99pt solid #000000" fo:border-top="none"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order-bottom="0.99pt solid #000000" fo:wrap-option="wrap" fo:border-left="0.99pt solid #000000" fo:border-right="none" fo:border-top="none" style:vertical-align="bottom"/>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fo:border-bottom="none" fo:wrap-option="wrap" fo:border-left="0.99pt solid #000000" fo:border-right="none" fo:border-top="none"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order-bottom="none" fo:wrap-option="wrap" fo:border-left="0.99pt solid #000000" fo:border-right="none" fo:border-top="none"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order-bottom="none" fo:wrap-option="wrap" fo:border-left="0.99pt solid #000000" fo:border-right="none" fo:border-top="0.99pt solid #000000"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0" style:family="table-cell" style:parent-style-name="Default" style:data-style-name="N0">
      <style:table-cell-properties fo:wrap-option="wrap"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51" table:default-cell-style-name="Default"/>
        <table:table-row table:style-name="ro1">
          <table:table-cell table:style-name="ce1"/>
          <table:table-cell table:style-name="ce5" office:value-type="string">
            <text:p>ActiveMQ</text:p>
          </table:table-cell>
          <table:table-cell table:style-name="ce9" office:value-type="string">
            <text:p>RabbitMQ</text:p>
          </table:table-cell>
          <table:table-cell table:style-name="ce9" office:value-type="string">
            <text:p>ZeroMQ</text:p>
          </table:table-cell>
          <table:table-cell table:style-name="ce9" office:value-type="string">
            <text:p>Redis</text:p>
          </table:table-cell>
          <table:table-cell table:style-name="ce12" table:number-columns-repeated="15"/>
          <table:table-cell table:number-columns-repeated="236"/>
        </table:table-row>
        <table:table-row table:style-name="ro2">
          <table:table-cell table:style-name="ce2" office:value-type="string">
            <text:p>消息传输模式（从发送端和接收段数量考虑）</text:p>
          </table:table-cell>
          <table:table-cell table:style-name="ce6"/>
          <table:table-cell table:style-name="ce10" office:value-type="string">
            <text:p>一对一，一对多，多对一，多对多。</text:p>
          </table:table-cell>
          <table:table-cell table:style-name="ce10"/>
          <table:table-cell table:number-columns-repeated="252"/>
        </table:table-row>
        <table:table-row table:style-name="ro1">
          <table:table-cell table:style-name="ce2" office:value-type="string">
            <text:p>权限控制</text:p>
          </table:table-cell>
          <table:table-cell table:style-name="ce6"/>
          <table:table-cell table:style-name="ce10" office:value-type="string">
            <text:p>较完善，参见rmq权限控制记录</text:p>
          </table:table-cell>
          <table:table-cell table:style-name="ce10"/>
          <table:table-cell table:number-columns-repeated="252"/>
        </table:table-row>
        <table:table-row table:style-name="ro3">
          <table:table-cell table:style-name="ce2" office:value-type="string">
            <text:p>消息可靠性（考虑server崩溃和client下线情况）</text:p>
          </table:table-cell>
          <table:table-cell table:style-name="ce6"/>
          <table:table-cell table:style-name="ce10" office:value-type="string">
            <text:p>支持消息持久化，可以将数据写入磁盘，server重启不丢失消息。</text:p>
            <text:p>client掉线不会导致消息丢失，除非client再也不上线了。</text:p>
            <text:p/>
            <text:p>支持接收者两种反馈方式：手动ack，自动ack。</text:p>
            <text:p>支持ssl加密通讯。不支持校验。</text:p>
          </table:table-cell>
          <table:table-cell table:style-name="ce10"/>
          <table:table-cell table:number-columns-repeated="252"/>
        </table:table-row>
        <table:table-row table:style-name="ro2">
          <table:table-cell table:style-name="ce2" office:value-type="string">
            <text:p>消息完整性 （考虑clent下线情况）</text:p>
          </table:table-cell>
          <table:table-cell table:style-name="ce6"/>
          <table:table-cell table:style-name="ce10" office:value-type="string">
            <text:p>接收者可以发送两种ack：手动ack，自动ack</text:p>
          </table:table-cell>
          <table:table-cell table:style-name="ce10"/>
          <table:table-cell table:number-columns-repeated="252"/>
        </table:table-row>
        <table:table-row table:style-name="ro1">
          <table:table-cell table:style-name="ce2" office:value-type="string">
            <text:p>消息安全性</text:p>
          </table:table-cell>
          <table:table-cell table:style-name="ce6"/>
          <table:table-cell table:style-name="ce10" office:value-type="string">
            <text:p>支持SSL加密，不支持校验</text:p>
          </table:table-cell>
          <table:table-cell table:style-name="ce10"/>
          <table:table-cell table:number-columns-repeated="252"/>
        </table:table-row>
        <table:table-row table:style-name="ro4">
          <table:table-cell office:value-type="string">
            <text:p>发消息方法</text:p>
          </table:table-cell>
          <table:table-cell/>
          <table:table-cell office:value-type="string">
            <text:p>客户端进程</text:p>
          </table:table-cell>
          <table:table-cell table:number-columns-repeated="253"/>
        </table:table-row>
        <table:table-row table:style-name="ro4">
          <table:table-cell office:value-type="string">
            <text:p>收消息方法</text:p>
          </table:table-cell>
          <table:table-cell/>
          <table:table-cell office:value-type="string">
            <text:p>客户端守护进程</text:p>
          </table:table-cell>
          <table:table-cell table:number-columns-repeated="253"/>
        </table:table-row>
        <table:table-row table:style-name="ro2">
          <table:table-cell table:style-name="ce2" office:value-type="string">
            <text:p>服务器配置安装 参见安装记录</text:p>
          </table:table-cell>
          <table:table-cell table:style-name="ce6" office:value-type="string">
            <text:p>依赖包：Jre &amp; jdk ；自身包：activemq；配置：为amq创建一个nologin的unix用户</text:p>
          </table:table-cell>
          <table:table-cell table:style-name="ce10" office:value-type="string">
            <text:p>依赖包：erlang</text:p>
            <text:p>自身包：rabbitmq-server</text:p>
          </table:table-cell>
          <table:table-cell table:style-name="ce10" office:value-type="string">
            <text:p>无中心server</text:p>
          </table:table-cell>
          <table:table-cell table:number-columns-repeated="252"/>
        </table:table-row>
        <table:table-row table:style-name="ro2">
          <table:table-cell table:style-name="ce2" office:value-type="string">
            <text:p>客户端语言支持和配置 （配置PHP客户端参见安装记录）</text:p>
          </table:table-cell>
          <table:table-cell table:style-name="ce6" office:value-type="string">
            <text:p>java，c，php，python等多种。</text:p>
            <text:p>PHP（使用STOMP），需做一定配置，略繁琐。</text:p>
          </table:table-cell>
          <table:table-cell table:style-name="ce10" office:value-type="string">
            <text:p><text:s/></text:p>
          </table:table-cell>
          <table:table-cell table:style-name="ce10" office:value-type="string">
            <text:p>java，c，php，python等多种。</text:p>
            <text:p>PHP（安装PHP zmq扩展）</text:p>
          </table:table-cell>
          <table:table-cell table:number-columns-repeated="252"/>
        </table:table-row>
        <table:table-row table:style-name="ro1">
          <table:table-cell table:style-name="ce2" office:value-type="string">
            <text:p>集群和水平扩展性</text:p>
          </table:table-cell>
          <table:table-cell table:style-name="ce6"/>
          <table:table-cell table:style-name="ce10" office:value-type="string">
            <text:p>支持集群</text:p>
          </table:table-cell>
          <table:table-cell table:style-name="ce10" office:value-type="string">
            <text:p>内建分布式，良好的水平扩展性、动态扩展性</text:p>
          </table:table-cell>
          <table:table-cell table:number-columns-repeated="252"/>
        </table:table-row>
        <table:table-row table:style-name="ro1">
          <table:table-cell table:style-name="ce2" office:value-type="string">
            <text:p>负载均衡</text:p>
          </table:table-cell>
          <table:table-cell table:style-name="ce6"/>
          <table:table-cell table:style-name="ce10" office:value-type="string">
            <text:p>支持根据负载进行均衡</text:p>
          </table:table-cell>
          <table:table-cell table:style-name="ce10" office:value-type="string">
            <text:p>内建并行化，支持根据负载进行并行化均衡</text:p>
          </table:table-cell>
          <table:table-cell table:number-columns-repeated="252"/>
        </table:table-row>
        <table:table-row table:style-name="ro5">
          <table:table-cell table:style-name="ce2" office:value-type="string">
            <text:p>并发性（对我们100/min的并发而言，离上限都还很远）</text:p>
            <text:p>参见 <text:a xlink:href="http://www.aqee.net/message-queue-shootout/">http://www.aqee.net/message-queue-shootout/</text:a></text:p>
          </table:table-cell>
          <table:table-cell table:style-name="ce6" office:value-type="string">
            <text:p>高</text:p>
          </table:table-cell>
          <table:table-cell table:style-name="ce10" office:value-type="string">
            <text:p>高</text:p>
          </table:table-cell>
          <table:table-cell table:style-name="ce10" office:value-type="string">
            <text:p>超高</text:p>
          </table:table-cell>
          <table:table-cell table:number-columns-repeated="252"/>
        </table:table-row>
        <table:table-row table:style-name="ro4">
          <table:table-cell table:number-columns-repeated="256"/>
        </table:table-row>
        <table:table-row table:style-name="ro6">
          <table:table-cell table:style-name="ce2" office:value-type="string">
            <text:p>1-to-1and 1-to-N</text:p>
          </table:table-cell>
          <table:table-cell table:style-name="ce6" office:value-type="string">
            <text:p>1-to-1: support, queue</text:p>
            <text:p>1-to-n: support, topic</text:p>
            <text:p/>
            <text:p>reference queue VS topic: http://activemq.apache.org/how-does-a-queue-compare-to-a-topic.html </text:p>
          </table:table-cell>
          <table:table-cell table:style-name="ce10" office:value-type="string">
            <text:p>1-to-1: support, queue</text:p>
            <text:p>reference: http://www.rabbitmq.com/tutorials/tutorial-one-python.html</text:p>
            <text:p/>
            <text:p>1-to-n: support, publish/subscriber</text:p>
            <text:p>reference: http://www.rabbitmq.com/tutorials/tutorial-one-python.html</text:p>
            <text:p/>
          </table:table-cell>
          <table:table-cell table:style-name="ce10" office:value-type="string">
            <text:p>1-to-1: Request-Reply, Exclusive pair</text:p>
            <text:p>1-to-N: push-pull, publish-subscriber, router-dealer</text:p>
            <text:p/>
            <text:p>reference: http://api.zeromq.org/2-1:zmq-socket</text:p>
          </table:table-cell>
          <table:table-cell table:number-columns-repeated="252"/>
        </table:table-row>
        <table:table-row table:style-name="ro7">
          <table:table-cell table:style-name="ce2" office:value-type="string">
            <text:p>Redundancy, scalability, fault-tolerant</text:p>
          </table:table-cell>
          <table:table-cell table:style-name="ce7" office:value-type="string">
            <text:p>Redundancy: support, set-up Master-slave reference:http://activemq.apache.org/masterslave.html</text:p>
            <text:p/>
            <text:p>Scalability: support, set-up cluster reference: http://activemq.apache.org/clustering.html</text:p>
            <text:p/>
            <text:p>fault-tolerant: support, auto-reconnect to another broker and message persistance</text:p>
            <text:p>reference:http://activemq.apache.org/failover-transport-reference.html</text:p>
            <text:p>reference: http://activemq.apache.org/persistence.html</text:p>
          </table:table-cell>
          <table:table-cell table:style-name="ce10" office:value-type="string">
            <text:p>Redundancy: support active/passive set up</text:p>
            <text:p>reference: http://www.rabbitmq.com/ha.html</text:p>
            <text:p/>
            <text:p>scalability: support cluster</text:p>
            <text:p>reference: http://www.rabbitmq.com/clustering.html</text:p>
            <text:p/>
            <text:p>fault-tolerant: support HA and message&amp;queue persistance</text:p>
            <text:p>reference: http://www.rabbitmq.com/pacemaker.html</text:p>
          </table:table-cell>
          <table:table-cell table:style-name="ce10" office:value-type="string">
            <text:p>No directly support</text:p>
          </table:table-cell>
          <table:table-cell table:number-columns-repeated="252"/>
        </table:table-row>
        <table:table-row table:style-name="ro8">
          <table:table-cell table:style-name="ce2" office:value-type="string">
            <text:p>TCP and/or UDP</text:p>
          </table:table-cell>
          <table:table-cell table:style-name="ce6" office:value-type="string">
            <text:p>TCP and UDP</text:p>
            <text:p/>
            <text:p>reference: http://activemq.apache.org/configuring-transports.html</text:p>
          </table:table-cell>
          <table:table-cell table:style-name="ce10" office:value-type="string">
            <text:p>TCP, AMQP is an application level protocol that uses TCP for reliable delivery</text:p>
            <text:p/>
            <text:p>reference:http://www.rabbitmq.com/tutorials/amqp-concepts.html</text:p>
          </table:table-cell>
          <table:table-cell table:style-name="ce10" office:value-type="string">
            <text:p>TCP,ØMQ does not require connected TCP, and its patterns work over multicast</text:p>
            <text:p><text:s/>and disconnected TCP (i.e. where clients connect before services </text:p>
            <text:p>arrive)</text:p>
            <text:p/>
            <text:p>reference:http://www.zeromq.org/docs:welcome-from-amqp</text:p>
            <text:p/>
            <text:p/>
          </table:table-cell>
          <table:table-cell table:number-columns-repeated="252"/>
        </table:table-row>
        <table:table-row table:style-name="ro9">
          <table:table-cell table:style-name="ce2" office:value-type="string">
            <text:p>Payload encryption/checksum verification</text:p>
          </table:table-cell>
          <table:table-cell table:style-name="ce6" office:value-type="string">
            <text:p>encryption: can use SSL</text:p>
            <text:p>reference: http://activemq.apache.org/ssl-transport-reference.html</text:p>
            <text:p/>
            <text:p>checksum verificaition: no support</text:p>
          </table:table-cell>
          <table:table-cell table:style-name="ce10" office:value-type="string">
            <text:p>encryption: can use SSLreference:reference: http://www.rabbitmq.com/ssl.html</text:p>
            <text:p/>
            <text:p>checksum verificaiton:no support</text:p>
          </table:table-cell>
          <table:table-cell table:style-name="ce10" office:value-type="string">
            <text:p>Payload Encryption: no, ØMQ has no security layers, and is not considered hardened enough for Internet use.</text:p>
            <text:p>reference: http://www.zeromq.org/docs:welcome-from-amqp</text:p>
            <text:p/>
            <text:p>Checksum verificaiotn:no</text:p>
          </table:table-cell>
          <table:table-cell table:number-columns-repeated="252"/>
        </table:table-row>
        <table:table-row table:style-name="ro1">
          <table:table-cell table:style-name="ce2" office:value-type="string">
            <text:p>Replay attack prevention</text:p>
          </table:table-cell>
          <table:table-cell table:style-name="ce6" office:value-type="string">
            <text:p>Not sure, seems not directly support</text:p>
          </table:table-cell>
          <table:table-cell table:style-name="ce10" office:value-type="string">
            <text:p>Not sure, seems not directly support</text:p>
          </table:table-cell>
          <table:table-cell table:style-name="ce10" office:value-type="string">
            <text:p>No</text:p>
          </table:table-cell>
          <table:table-cell table:number-columns-repeated="252"/>
        </table:table-row>
        <table:table-row table:style-name="ro3">
          <table:table-cell table:style-name="ce2" office:value-type="string">
            <text:p>SSL support</text:p>
          </table:table-cell>
          <table:table-cell table:style-name="ce6" office:value-type="string">
            <text:p>support SSL</text:p>
            <text:p/>
            <text:p>reference: http://activemq.apache.org/ssl-transport-reference.html</text:p>
            <text:p/>
          </table:table-cell>
          <table:table-cell table:style-name="ce10" office:value-type="string">
            <text:p>has built in SSL support</text:p>
            <text:p/>
            <text:p>reference: http://www.rabbitmq.com/ssl.html</text:p>
          </table:table-cell>
          <table:table-cell table:style-name="ce10" office:value-type="string">
            <text:p>No</text:p>
            <text:p/>
            <text:p>reference: http://www.zeromq.org/docs:welcome-from-amqp</text:p>
          </table:table-cell>
          <table:table-cell table:number-columns-repeated="252"/>
        </table:table-row>
        <table:table-row table:style-name="ro3">
          <table:table-cell table:style-name="ce2" office:value-type="string">
            <text:p>Authentication support (username/password to access to message broker)</text:p>
          </table:table-cell>
          <table:table-cell table:style-name="ce6" office:value-type="string">
            <text:p>support</text:p>
            <text:p/>
            <text:p>reference: http://activemq.apache.org/security.html</text:p>
          </table:table-cell>
          <table:table-cell table:style-name="ce10" office:value-type="string">
            <text:p>support </text:p>
            <text:p/>
            <text:p>reference: http://www.rabbitmq.com/uri-spec.html</text:p>
          </table:table-cell>
          <table:table-cell table:style-name="ce10" office:value-type="string">
            <text:p>No</text:p>
            <text:p/>
            <text:p>reference: http://www.zeromq.org/docs:welcome-from-amqp</text:p>
          </table:table-cell>
          <table:table-cell table:number-columns-repeated="252"/>
        </table:table-row>
        <table:table-row table:style-name="ro10">
          <table:table-cell table:style-name="ce2" office:value-type="string">
            <text:p>Client-Broker protocol</text:p>
          </table:table-cell>
          <table:table-cell table:style-name="ce6" office:value-type="string">
            <text:p>OpenWire (default) </text:p>
            <text:p>AMQP (will implement it when AMQP 1.0 finalize)</text:p>
            <text:p>MQTT</text:p>
            <text:p>XMPP</text:p>
            <text:p>Stomp</text:p>
            <text:p>REST</text:p>
            <text:p>RSS and Atom</text:p>
            <text:p>WSIF</text:p>
            <text:p>WS Notification</text:p>
            <text:p/>
            <text:p>reference: http://activemq.apache.org/protocols.html</text:p>
          </table:table-cell>
          <table:table-cell table:style-name="ce10" office:value-type="string">
            <text:p>AMQP(default)</text:p>
            <text:p>Stomp(by STOMP plugin)</text:p>
          </table:table-cell>
          <table:table-cell table:style-name="ce10" office:value-type="string">
            <text:p>ZMTP</text:p>
            <text:p>(there are no implementations of it except ØMQ itself)</text:p>
            <text:p/>
            <text:p>reference:http://www.zeromq.org/docs:welcome-from-amqp</text:p>
          </table:table-cell>
          <table:table-cell table:number-columns-repeated="252"/>
        </table:table-row>
        <table:table-row table:style-name="ro11">
          <table:table-cell table:style-name="ce2" office:value-type="string">
            <text:p><text:s/>Persistent (deliver guarantee) and/or best-effort (after N-tries then drop it)</text:p>
          </table:table-cell>
          <table:table-cell table:style-name="ce6" office:value-type="string">
            <text:p>Persistent: support</text:p>
            <text:p/>
            <text:p>reference: http://activemq.2283324.n4.nabble.com/Acknowledgement-Timeout-td4531016.html</text:p>
            <text:p/>
            <text:p>best-effort(drop N-tires then drop it): support</text:p>
            <text:p>reference: http://activemq.apache.org/slow-consumer-handling.html</text:p>
          </table:table-cell>
          <table:table-cell table:style-name="ce10" office:value-type="string">
            <text:p>Persistent: support, messages will be redelivered</text:p>
            <text:p>when your client quits (look like random redelivery)</text:p>
            <text:p/>
            <text:p>reference: http://www.rabbitmq.com/tutorials/tutorial-two-python.html</text:p>
          </table:table-cell>
          <table:table-cell table:style-name="ce10" office:value-type="string">
            <text:p>messages routed to a non-existent peer or a peer for which the individual high water mark has been reached shall also be dropped</text:p>
            <text:p/>
            <text:p>reference: http://api.zeromq.org/2-1:zmq-socket</text:p>
          </table:table-cell>
          <table:table-cell table:number-columns-repeated="252"/>
        </table:table-row>
        <table:table-row table:style-name="ro9">
          <table:table-cell table:style-name="ce2" office:value-type="string">
            <text:p>Reply/Acknowledge</text:p>
          </table:table-cell>
          <table:table-cell table:style-name="ce6" office:value-type="string">
            <text:p>auto-acknowledgement</text:p>
            <text:p>explicit acknowledgement via Message.acknowledge()</text:p>
            <text:p>JMS transactions</text:p>
            <text:p>XA</text:p>
            <text:p/>
            <text:p>reference: http://activemq.apache.org/should-i-use-transactions.html</text:p>
          </table:table-cell>
          <table:table-cell table:style-name="ce10" office:value-type="string">
            <text:p>support, trun on by default</text:p>
            <text:p/>
            <text:p>reference: http://www.rabbitmq.com/tutorials/tutorial-two-python.html</text:p>
          </table:table-cell>
          <table:table-cell table:style-name="ce10" office:value-type="string">
            <text:p>no</text:p>
          </table:table-cell>
          <table:table-cell table:number-columns-repeated="252"/>
        </table:table-row>
        <table:table-row table:style-name="ro12">
          <table:table-cell table:style-name="ce2" office:value-type="string">
            <text:p>Message broker and/or mesh messaging</text:p>
          </table:table-cell>
          <table:table-cell table:style-name="ce6" office:value-type="string">
            <text:p>Message broker: support</text:p>
            <text:p>Mesh messaging: support,allow many brokers to be connected together into a network</text:p>
            <text:p/>
            <text:p>reference: http://activemq.apache.org/networks-of-brokers.html</text:p>
          </table:table-cell>
          <table:table-cell table:style-name="ce10" office:value-type="string">
            <text:p>Message broker: support</text:p>
            <text:p>reference: http://www.rabbitmq.com/getstarted.html</text:p>
            <text:p/>
            <text:p>Mesh messaging: support</text:p>
            <text:p>reference: http://www.rabbitmq.com/blog/2010/10/19/exchange-to-exchange-bindings/</text:p>
          </table:table-cell>
          <table:table-cell table:style-name="ce10" office:value-type="string">
            <text:p>can implement these by using the following communication patterns: Request-Reply, Exclusive pair1-to-N: push-pull, publish-subscriber, router-dealer</text:p>
            <text:p/>
            <text:p>reference: http://api.zeromq.org/2-1:zmq-socket</text:p>
          </table:table-cell>
          <table:table-cell table:number-columns-repeated="252"/>
        </table:table-row>
        <table:table-row table:style-name="ro6">
          <table:table-cell table:style-name="ce3" office:value-type="string">
            <text:p>Description</text:p>
          </table:table-cell>
          <table:table-cell table:style-name="ce8" office:value-type="string">
            <text:p>Written in Java, supports many Cross Language Clients and Protocols, comes with easy to use Enterprise Integration Patterns and many advanced features while fully supporting JMS 1.1 and J2EE 1.4. Apache ActiveMQ is released under the Apache 2.0 License</text:p>
          </table:table-cell>
          <table:table-cell table:style-name="ce11" office:value-type="string">
            <text:p>implements the Advanced Message Queuing Protocol (AMQP) standard. It is written in Erlang and is built on the Open Telecom Platform framework for clustering and failover. The source code is released under the Mozilla Public License.</text:p>
          </table:table-cell>
          <table:table-cell table:style-name="ce11" office:value-type="string">
            <text:p>written in C++, zeroMQlooks like an embeddable networking library but acts like a concurrency framework. It gives you sockets that carry whole messages across various transports like in-process, inter-process, TCP, and multicast. </text:p>
          </table:table-cell>
          <table:table-cell table:style-name="ce11" table:number-columns-repeated="16"/>
          <table:table-cell table:number-columns-repeated="236"/>
        </table:table-row>
        <table:table-row table:style-name="ro3">
          <table:table-cell table:style-name="ce2" office:value-type="string">
            <text:p>Async and Sync messaging</text:p>
          </table:table-cell>
          <table:table-cell table:style-name="ce6" office:value-type="string">
            <text:p>both modes are supported</text:p>
            <text:p/>
            <text:p>reference: http://activemq.apache.org/async-sends.html</text:p>
          </table:table-cell>
          <table:table-cell table:style-name="ce10" office:value-type="string">
            <text:p>both modes are supported</text:p>
            <text:p/>
            <text:p>reference: http://www.rabbitmq.com/erlang-client-user-guide.html</text:p>
          </table:table-cell>
          <table:table-cell table:style-name="ce10" office:value-type="string">
            <text:p>Its asynchronous I/O model gives you scalable multicore applications, built as asynchronous message-processing tasks</text:p>
            <text:p/>
            <text:p>reference: http://zguide.zeromq.org/page:all</text:p>
          </table:table-cell>
          <table:table-cell table:number-columns-repeated="252"/>
        </table:table-row>
        <table:table-row table:style-name="ro4" table:number-rows-repeated="85">
          <table:table-cell table:style-name="ce4"/>
          <table:table-cell table:style-name="ce6"/>
          <table:table-cell table:number-columns-repeated="254"/>
        </table:table-row>
        <table:table-row table:style-name="ro4" table:number-rows-repeated="1048462">
          <table:table-cell table:number-columns-repeated="256"/>
        </table:table-row>
        <table:table-row table:style-name="ro4">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3P0" style:volatile="true">
      <number:currency-symbol/>
      <number:text> </number:text>
      <number:number number:decimal-places="0" number:min-integer-digits="1" number:grouping="true"/>
      <number:text> </number:text>
    </number:currency-style>
    <number:currency-style style:name="N123P1" style:volatile="true">
      <number:currency-symbol/>
      <number:text> (</number:text>
      <number:number number:decimal-places="0" number:min-integer-digits="1" number:grouping="true"/>
      <number:text>)</number:text>
    </number:currency-style>
    <number:currency-style style:name="N123P2" style:volatile="true">
      <number:currency-symbol/>
      <number:text>- </number:text>
    </number:currency-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currency-style style:name="N130P0" style:volatile="true">
      <number:currency-symbol/>
      <number:text> </number:text>
      <number:number number:decimal-places="2" number:min-integer-digits="1" number:grouping="true"/>
      <number:text> </number:text>
    </number:currency-style>
    <number:currency-style style:name="N130P1" style:volatile="true">
      <number:currency-symbol/>
      <number:text> (</number:text>
      <number:number number:decimal-places="2" number:min-integer-digits="1" number:grouping="true"/>
      <number:text>)</number:text>
    </number:currency-style>
    <number:currency-style style:name="N130P2" style:volatile="true">
      <number:currency-symbol/>
      <number:text>- </number:text>
    </number:currency-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3"/>
    <style:style style:name="Currency_20__5b_0_5d_" style:display-name="Currency [0]" style:family="table-cell" style:parent-style-name="Default" style:data-style-name="N127"/>
    <style:style style:name="Comma" style:family="table-cell" style:parent-style-name="Default" style:data-style-name="N130"/>
    <style:style style:name="Comma_20__5b_0_5d_" style:display-name="Comma [0]" style:family="table-cell" style:parent-style-name="Default" style:data-style-name="N123"/>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3-05-10T16:22:54</dc:date>
    <meta:editing-duration>PT5H45M10S</meta:editing-duration>
    <meta:editing-cycles>6</meta:editing-cycles>
    <meta:document-statistic meta:table-count="1" meta:cell-count="88" meta:object-count="0"/>
  </office:meta>
</office:document-meta>
</file>